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4.147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1.4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81aca6"/>
      <style:text-properties fo:color="#55308d" style:text-underline-style="none"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ffb66c"/>
      <style:text-properties fo:color="#55308d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81aca6"/>
      <style:text-properties fo:color="#55308d" style:text-underline-style="none" fo:font-weight="bold"/>
    </style:style>
    <style:style style:name="ce4" style:family="table-cell" style:parent-style-name="Default" style:data-style-name="N100"/>
    <style:style style:name="ce5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6" table:default-cell-style-name="ce5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Stock</text:p>
          </table:table-cell>
          <table:table-cell table:style-name="ce3" office:value-type="string" calcext:value-type="string">
            <text:p>Order?</text:p>
          </table:table-cell>
          <table:table-cell table:style-name="ce3"/>
          <table:table-cell table:style-name="ce3" office:value-type="string" calcext:value-type="string">
            <text:p>Link</text:p>
          </table:table-cell>
        </table:table-row>
        <table:table-row table:style-name="ro1">
          <table:table-cell table:style-name="ce2" office:value-type="string" calcext:value-type="string">
            <text:p>Boards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c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CH340G</text:p>
          </table:table-cell>
          <table:table-cell office:value-type="string" calcext:value-type="string">
            <text:p>USB 2.0 Transceiver</text:p>
          </table:table-cell>
          <table:table-cell office:value-type="string" calcext:value-type="string">
            <text:p>SOP-1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ttps://www.lcsc.com/product-detail/USB-ICs_WCH-Jiangsu-Qin-Heng-CH340G_C14267.html</text:p>
          </table:table-cell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Linear Voltage Regulator</text:p>
          </table:table-cell>
          <table:table-cell office:value-type="string" calcext:value-type="string">
            <text:p>SOT-223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https://www.lcsc.com/product-detail/Linear-Voltage-Regulators-LDO_HEERMICR-AMS1117-3-3_C5199435.html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Transistor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-23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https://www.lcsc.com/product-detail/Bipolar-Transistors-BJT_GOODWORK-MMBT3904_C909754.html</text:p>
          </table:table-cell>
        </table:table-row>
        <table:table-row table:style-name="ro1">
          <table:table-cell/>
          <table:table-cell office:value-type="string" calcext:value-type="string">
            <text:p>Q2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-23</text:p>
          </table:table-cell>
          <table:table-cell table:number-columns-repeated="3"/>
          <table:table-cell office:value-type="string" calcext:value-type="string">
            <text:p>https://www.lcsc.com/product-detail/Bipolar-Transistors-BJT_GOODWORK-MMBT3904_C909754.html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Xtal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Y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Quartz Crystam</text:p>
          </table:table-cell>
          <table:table-cell office:value-type="string" calcext:value-type="string">
            <text:p>5.0x3.2x1.3</text:p>
          </table:table-cell>
          <table:table-cell office:value-type="float" office:value="6" calcext:value-type="float">
            <text:p>6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ttps://www.lcsc.com/product-detail/Crystals_HCI-XC53G2-12-000-F20LJDT_C2842275.html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LED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ttps://www.lcsc.com/product-detail/_Yongyu-Photoelectric-_C434432.html</text:p>
          </table:table-cell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ttps://www.lcsc.com/product-detail/_Yongyu-Photoelectric-_C434433.html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Resistor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603</text:p>
          </table:table-cell>
          <table:table-cell table:style-name="ce4"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ttps://www.lcsc.com/product-detail/Chip-Resistor-Surface-Mount_UNI-ROYAL-Uniroyal-Elec-0603WAF1002T5E_C25804.html</text:p>
          </table:table-cell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603</text:p>
          </table:table-cell>
          <table:table-cell table:style-name="ce4"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ttps://www.lcsc.com/product-detail/Chip-Resistor-Surface-Mount_UNI-ROYAL-Uniroyal-Elec-0603WAF1002T5E_C25804.html</text:p>
          </table:table-cell>
        </table:table-row>
        <table:table-row table:style-name="ro1"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603</text:p>
          </table:table-cell>
          <table:table-cell table:style-name="ce4"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ttps://www.lcsc.com/product-detail/Chip-Resistor-Surface-Mount_UNI-ROYAL-Uniroyal-Elec-0603WAF5101T5E_C23186.html</text:p>
          </table:table-cell>
        </table:table-row>
        <table:table-row table:style-name="ro1">
          <table:table-cell/>
          <table:table-cell office:value-type="string" calcext:value-type="string">
            <text:p>R4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603</text:p>
          </table:table-cell>
          <table:table-cell table:style-name="ce4"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ttps://www.lcsc.com/product-detail/Chip-Resistor-Surface-Mount_UNI-ROYAL-Uniroyal-Elec-0603WAF5101T5E_C23186.html</text:p>
          </table:table-cell>
        </table:table-row>
        <table:table-row table:style-name="ro1"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603</text:p>
          </table:table-cell>
          <table:table-cell table:style-name="ce4" office:value-type="string" calcext:value-type="string">
            <text:p>90</text:p>
          </table:table-cell>
          <table:table-cell table:number-columns-repeated="2"/>
          <table:table-cell office:value-type="string" calcext:value-type="string">
            <text:p>https://www.lcsc.com/product-detail/Chip-Resistor-Surface-Mount_UNI-ROYAL-Uniroyal-Elec-0603WAF2201T5E_C4190.html</text:p>
          </table:table-cell>
        </table:table-row>
        <table:table-row table:style-name="ro1">
          <table:table-cell/>
          <table:table-cell office:value-type="string" calcext:value-type="string">
            <text:p>R6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603</text:p>
          </table:table-cell>
          <table:table-cell table:style-name="ce4"/>
          <table:table-cell table:number-columns-repeated="2"/>
          <table:table-cell office:value-type="string" calcext:value-type="string">
            <text:p>https://www.lcsc.com/product-detail/Chip-Resistor-Surface-Mount_UNI-ROYAL-Uniroyal-Elec-0603WAF2201T5E_C4190.html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Cap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20p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603</text:p>
          </table:table-cell>
          <table:table-cell table:style-name="ce4" office:value-type="string" calcext:value-type="string">
            <text:p>40</text:p>
          </table:table-cell>
          <table:table-cell table:number-columns-repeated="2"/>
          <table:table-cell office:value-type="string" calcext:value-type="string">
            <text:p>https://www.lcsc.com/product-detail/Multilayer-Ceramic-Capacitors-MLCC-SMD-SMT_YAGEO-CC0603JRNPO9BN220_C105620.html</text:p>
          </table:table-cell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20p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603</text:p>
          </table:table-cell>
          <table:table-cell table:style-name="ce4"/>
          <table:table-cell table:number-columns-repeated="2"/>
          <table:table-cell office:value-type="string" calcext:value-type="string">
            <text:p>https://www.lcsc.com/product-detail/Multilayer-Ceramic-Capacitors-MLCC-SMD-SMT_YAGEO-CC0603JRNPO9BN220_C105620.html</text:p>
          </table:table-cell>
        </table:table-row>
        <table:table-row table:style-name="ro1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603</text:p>
          </table:table-cell>
          <table:table-cell table:style-name="ce4"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ttps://www.lcsc.com/product-detail/Multilayer-Ceramic-Capacitors-MLCC-SMD-SMT_YAGEO-CC0603KRX7R9BB103_C100042.html</text:p>
          </table:table-cell>
        </table:table-row>
        <table:table-row table:style-name="ro1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603</text:p>
          </table:table-cell>
          <table:table-cell table:style-name="ce4"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ttps://www.lcsc.com/product-detail/Multilayer-Ceramic-Capacitors-MLCC-SMD-SMT_FH-Guangdong-Fenghua-Advanced-Tech-0603F104M500NT_C42998.html</text:p>
          </table:table-cell>
        </table:table-row>
        <table:table-row table:style-name="ro1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Tantalum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https://www.lcsc.com/product-detail/Tantalum-Capacitors_Vishay-Intertech-293D226X0016C2TE3_C1957020.html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Connector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J1</text:p>
          </table:table-cell>
          <table:table-cell office:value-type="string" calcext:value-type="string">
            <text:p>USB-C</text:p>
          </table:table-cell>
          <table:table-cell table:number-columns-repeated="3"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ttps://www.lcsc.com/product-detail/USB-Connectors_SHOU-HAN-TYPE-C-16PIN-2MD-073_C2765186.html</text:p>
          </table:table-cell>
        </table:table-row>
        <table:table-row table:style-name="ro1">
          <table:table-cell/>
          <table:table-cell office:value-type="string" calcext:value-type="string">
            <text:p>Um1</text:p>
          </table:table-cell>
          <table:table-cell office:value-type="string" calcext:value-type="string">
            <text:p>FlexyPins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ttps://www.lectronz.com/products/flexypin-pack-of-1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Switch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W1</text:p>
          </table:table-cell>
          <table:table-cell office:value-type="string" calcext:value-type="string">
            <text:p>pushbutton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https://www.lcsc.com/product-detail/Tactile%20Switches_SHOU-HAN-TS273014TP-180gf-098_C2858276.html</text:p>
          </table:table-cell>
        </table:table-row>
        <table:table-row table:style-name="ro1">
          <table:table-cell/>
          <table:table-cell office:value-type="string" calcext:value-type="string">
            <text:p>SW2</text:p>
          </table:table-cell>
          <table:table-cell office:value-type="string" calcext:value-type="string">
            <text:p>DIP-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https://www.lcsc.com/product-detail/DIP-Switches_C-K-SDA01H1BD_C2689618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9">0000-00-00</text:date>, <text:time style:data-style-name="N2" text:time-value="15:42:50.9494101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7T22:55:34.241130108</meta:creation-date>
    <meta:generator>LibreOffice/7.0.4.2$Linux_X86_64 LibreOffice_project/00$Build-2</meta:generator>
    <dc:date>2023-06-29T15:46:38.113148073</dc:date>
    <meta:editing-duration>PT1H52M20S</meta:editing-duration>
    <meta:editing-cycles>11</meta:editing-cycles>
    <meta:document-statistic meta:table-count="1" meta:cell-count="140" meta:object-count="0"/>
  </office:meta>
</office:document-meta>
</file>